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769cm"/>
      <style:paragraph-properties style:writing-mode="lr-tb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144cm" svg:height="2.028cm" svg:x="6.527cm" svg:y="7.692cm">
            <draw:text-box>
              <text:p/>
            </draw:text-box>
          </draw:frame>
          <draw:custom-shape draw:style-name="gr2" draw:text-style-name="P2" draw:layer="layout" svg:width="9.652cm" svg:height="6.35cm" svg:x="9.209cm" svg:y="6.7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4.736cm" svg:height="0.962cm" svg:x="11.983cm" svg:y="9.212cm">
            <draw:text-box>
              <text:p text:style-name="P3"><text:span text:style-name="T1">Back Pressure</text:span></text:p>
            </draw:text-box>
          </draw:frame>
          <draw:line draw:style-name="gr4" draw:text-style-name="P5" draw:layer="layout" svg:x1="3.494cm" svg:y1="10.047cm" svg:x2="9.209cm" svg:y2="10.047cm">
            <text:p/>
          </draw:line>
          <draw:line draw:style-name="gr4" draw:text-style-name="P5" draw:layer="layout" svg:x1="18.861cm" svg:y1="10.047cm" svg:x2="24.576cm" svg:y2="10.047cm">
            <text:p/>
          </draw:line>
          <draw:frame draw:style-name="gr5" draw:text-style-name="P6" draw:layer="layout" svg:width="6.477cm" svg:height="3.048cm" svg:x="3.023cm" svg:y="9.166cm">
            <draw:text-box>
              <text:p text:style-name="P2"><text:span text:style-name="T2">in</text:span></text:p>
              <text:p text:style-name="P2"><text:span text:style-name="T2">32 bits</text:span></text:p>
            </draw:text-box>
          </draw:frame>
          <draw:frame draw:style-name="gr6" draw:text-style-name="P6" draw:layer="layout" svg:width="6.477cm" svg:height="3.019cm" svg:x="18.353cm" svg:y="8.425cm">
            <draw:text-box>
              <text:p text:style-name="P2"><text:span text:style-name="T2"/></text:p>
              <text:p text:style-name="P2"><text:span text:style-name="T2">out</text:span></text:p>
              <text:p text:style-name="P2"><text:span text:style-name="T2">32 bits</text:span></text:p>
            </draw:text-box>
          </draw:frame>
          <draw:line draw:style-name="gr7" draw:text-style-name="P5" draw:layer="layout" svg:x1="13.908cm" svg:y1="4.459cm" svg:x2="13.908cm" svg:y2="6.745cm">
            <text:p/>
          </draw:line>
          <draw:frame draw:style-name="gr8" draw:text-style-name="P6" draw:layer="layout" svg:width="9.652cm" svg:height="3.095cm" svg:x="9.242cm" svg:y="2.656cm">
            <draw:text-box>
              <text:p text:style-name="P2"><text:span text:style-name="T2">enable_select, enable_duty_cycle</text:span></text:p>
              <text:p text:style-name="P2"><text:span text:style-name="T2">IDATA_WIDTH_p</text:span></text:p>
              <text:p text:style-name="P2"><text:span text:style-name="T2">ODATA_WIDTH_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3-06T10:28:35.621305285</dc:date>
    <meta:editing-duration>PT4H15M22S</meta:editing-duration>
    <meta:editing-cycles>28</meta:editing-cycles>
    <meta:generator>LibreOffice/6.4.7.2$MacOSX_X86_64 LibreOffice_project/639b8ac485750d5696d7590a72ef1b496725cfb5</meta:generator>
    <dc:creator>Lisa Zahn</dc:creator>
    <meta:document-statistic meta:object-count="10"/>
  </office:meta>
</office:document-meta>
</file>